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svg:stroke-width="0.1cm" draw:marker-start-width="0.6cm" draw:marker-end-width="0.6cm" draw:fill="none"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cm" draw:marker-start-width="0.6cm" draw:marker-end-width="0.6cm" draw:fill="none" draw:textarea-horizontal-align="justify" draw:textarea-vertical-align="middle" draw:auto-grow-height="false" fo:min-height="2.396cm" fo:min-width="1.864cm" fo:padding-top="0.175cm" fo:padding-bottom="0.175cm" fo:padding-left="0.3cm" fo:padding-right="0.3cm"/>
    </style:style>
    <style:style style:name="gr3" style:family="graphic" style:parent-style-name="standard">
      <style:graphic-properties draw:fill-color="#e6e6e6" draw:textarea-horizontal-align="justify" draw:textarea-vertical-align="middle" draw:auto-grow-height="false"/>
      <style:paragraph-properties style:writing-mode="lr-tb"/>
    </style:style>
    <style:style style:name="gr4" style:family="graphic" style:parent-style-name="standard">
      <style:graphic-properties svg:stroke-width="0.05cm" draw:marker-start-width="0.455cm" draw:marker-end-width="0.455cm" draw:textarea-horizontal-align="center" draw:textarea-vertical-align="middle" fo:padding-top="0.15cm" fo:padding-bottom="0.15cm" fo:padding-left="0.275cm" fo:padding-right="0.275cm"/>
    </style:style>
    <style:style style:name="gr5" style:family="graphic" style:parent-style-name="standard">
      <style:graphic-properties svg:stroke-width="0.1cm" draw:marker-start-width="0.6cm" draw:marker-end-width="0.6cm" draw:fill="hatch" draw:fill-color="#99ccff" draw:fill-hatch-name="Black_20_45_20_Degrees" draw:fill-hatch-solid="false"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width="0.05cm" draw:marker-start-width="0.455cm" draw:marker-end="Arrow" draw:marker-end-width="0.455cm" draw:textarea-horizontal-align="center" draw:textarea-vertical-align="middle" fo:padding-top="0.15cm" fo:padding-bottom="0.15cm" fo:padding-left="0.275cm" fo:padding-right="0.275cm"/>
    </style:style>
    <style:style style:name="gr7" style:family="graphic" style:parent-style-name="standard">
      <style:graphic-properties svg:stroke-width="0.1cm" svg:stroke-color="#999999" draw:marker-start-width="0.6cm" draw:marker-end-width="0.6cm" draw:fill="none" draw:textarea-horizontal-align="justify" draw:textarea-vertical-align="middle" draw:auto-grow-height="false" fo:padding-top="0.175cm" fo:padding-bottom="0.175cm" fo:padding-left="0.3cm" fo:padding-right="0.3cm"/>
    </style:style>
    <style:style style:name="gr8" style:family="graphic" style:parent-style-name="objectwithoutfill">
      <style:graphic-properties draw:fill="none" draw:textarea-horizontal-align="center" draw:textarea-vertical-align="middle"/>
    </style:style>
    <style:style style:name="gr9" style:family="graphic" style:parent-style-name="standard">
      <style:graphic-properties draw:fill-color="#dddddd" draw:textarea-horizontal-align="justify" draw:textarea-vertical-align="middle" draw:auto-grow-height="false" fo:min-height="1.251cm" fo:min-width="2.001cm"/>
      <style:paragraph-properties style:writing-mode="lr-tb"/>
    </style:style>
    <style:style style:name="gr10" style:family="graphic" style:parent-style-name="standard">
      <style:graphic-properties draw:fill-color="#dddddd" draw:textarea-horizontal-align="justify" draw:textarea-vertical-align="middle" draw:auto-grow-height="false" fo:min-height="1.251cm" fo:min-width="2.501cm"/>
      <style:paragraph-properties style:writing-mode="lr-tb"/>
    </style:style>
    <style:style style:name="gr11" style:family="graphic" style:parent-style-name="standard">
      <style:graphic-properties draw:fill-color="#ffffcc" draw:textarea-horizontal-align="justify" draw:textarea-vertical-align="middle" draw:auto-grow-height="false" fo:min-height="2.25cm" fo:min-width="1cm"/>
    </style:style>
    <style:style style:name="gr12" style:family="graphic" style:parent-style-name="standard">
      <style:graphic-properties draw:fill-color="#ffcc99" draw:textarea-horizontal-align="justify" draw:textarea-vertical-align="middle" draw:auto-grow-height="false" fo:min-height="0.294cm" fo:min-width="0cm"/>
    </style:style>
    <style:style style:name="P1" style:family="paragraph">
      <loext:graphic-properties draw:fill="none"/>
      <style:paragraph-properties fo:text-align="center"/>
    </style:style>
    <style:style style:name="P2" style:family="paragraph">
      <style:paragraph-properties fo:margin-left="0cm" fo:margin-right="0cm" fo:text-align="center" fo:text-indent="0cm"/>
    </style:style>
    <style:style style:name="P3" style:family="paragraph">
      <loext:graphic-properties draw:fill-color="#e6e6e6"/>
      <style:paragraph-properties fo:text-align="center"/>
      <style:text-properties style:font-name="Times New Roman"/>
    </style:style>
    <style:style style:name="P4" style:family="paragraph">
      <style:paragraph-properties fo:text-align="center"/>
    </style:style>
    <style:style style:name="P5" style:family="paragraph">
      <loext:graphic-properties draw:fill="hatch" draw:fill-color="#99ccff" draw:fill-hatch-name="Black_20_45_20_Degrees" draw:fill-hatch-solid="false"/>
      <style:paragraph-properties fo:text-align="center"/>
    </style:style>
    <style:style style:name="P6" style:family="paragraph">
      <loext:graphic-properties draw:fill-color="#dddddd"/>
      <style:paragraph-properties fo:text-align="center"/>
    </style:style>
    <style:style style:name="P7" style:family="paragraph">
      <loext:graphic-properties draw:fill-color="#ffffcc"/>
      <style:paragraph-properties fo:text-align="center"/>
    </style:style>
    <style:style style:name="P8" style:family="paragraph">
      <loext:graphic-properties draw:fill-color="#ffcc99"/>
      <style:paragraph-properties fo:text-align="center"/>
    </style:style>
    <style:style style:name="T1" style:family="text">
      <style:text-properties style:font-name="Times New Roman"/>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xml:id="id1" draw:id="id1" draw:layer="layout" svg:width="4cm" svg:height="3cm" svg:x="3.8cm" svg:y="2.3cm">
          <text:p/>
          <draw:enhanced-geometry svg:viewBox="0 0 21600 21600" draw:type="rectangle" draw:enhanced-path="M 0 0 L 21600 0 21600 21600 0 21600 0 0 Z N"/>
        </draw:custom-shape>
        <draw:custom-shape draw:style-name="gr2" draw:text-style-name="P1" xml:id="id2" draw:id="id2" draw:layer="layout" svg:width="3.5cm" svg:height="3.9cm" svg:x="12.9cm" svg:y="0.9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3" draw:layer="layout" svg:width="7.5cm" svg:height="2cm" svg:x="10.7cm" svg:y="4.7cm">
          <text:p text:style-name="P2"><text:span text:style-name="T1">Hallo prima</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4" draw:text-style-name="P4" draw:layer="layout" svg:x1="7.8cm" svg:y1="3.8cm" svg:x2="12.9cm" svg:y2="2.85cm" draw:start-shape="id1" draw:end-shape="id2" draw:end-glue-point="6" svg:d="M7800 3800h2550v-950h2550" svg:viewBox="0 0 5101 951">
          <text:p/>
        </draw:connector>
        <draw:custom-shape draw:style-name="gr5" draw:text-style-name="P5" xml:id="id3" draw:id="id3" draw:layer="layout" svg:width="4cm" svg:height="1cm" svg:x="0.2cm" svg:y="7.1cm">
          <text:p/>
          <draw:enhanced-geometry svg:viewBox="0 0 21600 21600" draw:type="rectangle" draw:enhanced-path="M 0 0 L 21600 0 21600 21600 0 21600 0 0 Z N"/>
        </draw:custom-shape>
        <draw:connector draw:style-name="gr6" draw:text-style-name="P4" draw:layer="layout" draw:type="curve" svg:x1="2.2cm" svg:y1="7.1cm" svg:x2="3.8cm" svg:y2="3.8cm" draw:start-shape="id3" draw:start-glue-point="0" draw:end-shape="id1" draw:end-glue-point="3" svg:d="M2200 7100c0-2200 533-3300 1600-3300" svg:viewBox="0 0 1601 3301">
          <text:p/>
        </draw:connector>
        <draw:custom-shape draw:style-name="gr7" draw:text-style-name="P1" draw:layer="layout" svg:width="0.3cm" svg:height="0.5cm" svg:x="14.522cm" svg:y="2.744cm">
          <text:p/>
          <draw:enhanced-geometry svg:viewBox="0 0 21600 21600" draw:mirror-horizontal="true" draw:mirror-vertic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8" draw:text-style-name="P1" draw:layer="layout" svg:width="0.745cm" svg:height="0.219cm" draw:transform="rotate (1.5707963267949) translate (14.6318092089655cm 0.946cm)" svg:viewBox="0 0 746 220" svg:d="M0 2c174 5 356-19 516 26l120 83 77 83 33 26">
          <text:p/>
        </draw:path>
        <draw:path draw:style-name="gr8" draw:text-style-name="P1" draw:layer="layout" svg:width="0.745cm" svg:height="0.431cm" draw:transform="rotate (-1.5707963267949) translate (14.6323746442133cm 0.2cm)" svg:viewBox="0 0 746 432" svg:d="M746 4c-174 9-356-37-516 51l-120 163-77 163-33 51">
          <text:p/>
        </draw:path>
        <draw:custom-shape draw:style-name="gr9" draw:text-style-name="P6" draw:layer="layout" svg:width="2.5cm" svg:height="1.5cm" svg:x="6.2cm" svg:y="7.7cm">
          <text:p text:style-name="P4">Eins</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6" draw:layer="layout" svg:width="3cm" svg:height="1.5cm" svg:x="7.9cm" svg:y="7.7cm">
          <text:p text:style-name="P4">Zwei</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6" draw:layer="layout" svg:width="3cm" svg:height="1.5cm" svg:x="10.101cm" svg:y="7.701cm">
          <text:p text:style-name="P4">Drei</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7" draw:layer="layout" svg:width="2cm" svg:height="3cm" svg:x="18.2cm" svg:y="1.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8" draw:layer="layout" svg:width="0.9cm" svg:height="1cm" svg:x="19.7cm" svg:y="4.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th draw:style-name="gr8" draw:text-style-name="P1" draw:layer="layout" svg:width="0.635cm" svg:height="0.337cm" draw:transform="rotate (-1.5707963267949) translate (14.6322931244076cm 0.31cm)" svg:viewBox="0 0 636 338" svg:d="M636 3c-148 7-304-29-440 40l-102 128-66 127-28 40">
          <text:p/>
        </draw:path>
        <draw:path draw:style-name="gr8" draw:text-style-name="P1" draw:layer="layout" svg:width="0.541cm" svg:height="0.529cm" draw:transform="rotate (-1.5707963267949) translate (14.6324596329469cm 0.404cm)" svg:viewBox="0 0 542 530" svg:d="M542 5c-126 11-259-45-375 63l-87 200-56 200-24 62">
          <text:p/>
        </draw:path>
        <draw:path draw:style-name="gr8" draw:text-style-name="P1" draw:layer="layout" svg:width="0.673cm" svg:height="0.369cm" draw:transform="rotate (1.5707963267949) translate (14.6316791241693cm 0.946cm)" svg:viewBox="0 0 674 370" svg:d="M0 3c157 9 322-32 466 44l109 140 69 139 30 44">
          <text:p/>
        </draw:path>
        <draw:path draw:style-name="gr8" draw:text-style-name="P1" draw:layer="layout" svg:width="0.574cm" svg:height="0.329cm" draw:transform="rotate (1.5707963267949) translate (14.6317138134482cm 0.946cm)" svg:viewBox="0 0 575 330" svg:d="M0 3c134 8 274-28 398 39l92 125 60 124 25 39">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cm" fo:margin-bottom="0.2cm" fo:margin-left="0.2cm" fo:margin-right="0.2cm" fo:page-width="21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5.2.0$Linux_X86_64 LibreOffice_project/20$Build-2</meta:generator>
    <meta:creation-date>2008-02-26T11:54:42</meta:creation-date>
    <dc:date>2019-08-04T06:55:09.782772387</dc:date>
    <meta:editing-cycles>17</meta:editing-cycles>
    <meta:editing-duration>PT16M25S</meta:editing-duration>
    <meta:document-statistic meta:object-count="18"/>
    <meta:user-defined meta:name="Info 1"/>
    <meta:user-defined meta:name="Info 2"/>
    <meta:user-defined meta:name="Info 3"/>
    <meta:user-defined meta:name="Info 4"/>
  </office:meta>
</office:document-meta>
</file>